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e0080" officeooo:paragraph-rsid="001e0080"/>
    </style:style>
    <style:style style:name="P2" style:family="paragraph" style:parent-style-name="Text_20_body">
      <style:paragraph-properties fo:text-align="center" style:justify-single-word="false"/>
      <style:text-properties officeooo:paragraph-rsid="001e0080"/>
    </style:style>
    <style:style style:name="P3" style:family="paragraph" style:parent-style-name="Heading_20_1">
      <style:paragraph-properties fo:text-align="center" style:justify-single-word="false"/>
      <style:text-properties officeooo:rsid="001e0080" officeooo:paragraph-rsid="001e0080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1e0080" officeooo:paragraph-rsid="001e0080" fo:background-color="transparent"/>
    </style:style>
    <style:style style:name="P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6" style:family="paragraph" style:parent-style-name="Text_20_body">
      <style:paragraph-properties fo:text-align="start" style:justify-single-word="false"/>
      <style:text-properties officeooo:rsid="001e0080" officeooo:paragraph-rsid="001e0080"/>
    </style:style>
    <style:style style:name="P7" style:family="paragraph" style:parent-style-name="Text_20_body">
      <style:paragraph-properties fo:text-align="start" style:justify-single-word="false"/>
      <style:text-properties fo:color="#000000" loext:opacity="100%" officeooo:rsid="001e0080" officeooo:paragraph-rsid="001e0080" fo:background-color="transparent"/>
    </style:style>
    <style:style style:name="P8" style:family="paragraph">
      <style:paragraph-properties fo:text-align="center"/>
    </style:style>
    <style:style style:name="T1" style:family="text">
      <style:text-properties officeooo:rsid="001ed009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line text:anchor-type="paragraph" draw:z-index="0" draw:name="Linie 1" draw:style-name="gr1" draw:text-style-name="P8" svg:x1="0.042cm" svg:y1="1.405cm" svg:x2="17.267cm" svg:y2="1.406cm"><text:p/></draw:line><text:span text:style-name="T1">SwitchCase</text:span>:</text:h>
      <text:p text:style-name="P2"/>
      <text:p text:style-name="P2"/>
      <text:p text:style-name="P6">Aufgabe 1:</text:p>
      <text:p text:style-name="P6"/>
      <text:p text:style-name="P4">Mit dem Scanner soll die Uhrzeit vom User abgefragt werden.</text:p>
      <text:p text:style-name="P5">Erstelle ein Switch Case Statement welches je nach Tageszeit eine Begruessung ausgibt </text:p>
      <text:p text:style-name="P5"/>
      <text:p text:style-name="P5">(19 - 23 Uhr) --&gt; Guten Abend</text:p>
      <text:p text:style-name="P5">(24 - 5 Uhr) --&gt; Gute Nacht</text:p>
      <text:p text:style-name="P5">(6 - 12 Uhr) --&gt; Guten Morgen</text:p>
      <text:p text:style-name="P5">ansonsten --&gt; Guten Tag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0080" officeooo:paragraph-rsid="001e00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utorium Programmieren <text:tab/><text:tab/>Data Science und KI 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3:18:05.408362551</meta:creation-date>
    <dc:date>2024-01-13T23:59:34.970403728</dc:date>
    <meta:editing-duration>PT1M3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61" meta:character-count="323" meta:non-whitespace-character-count="272"/>
  </office:meta>
</office:document-meta>
</file>